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"/>
    <style:font-face style:name="Roboto Mono" svg:font-family="'Roboto Mono', monospac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1daf2" officeooo:paragraph-rsid="0001daf2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1daf2" officeooo:paragraph-rsid="000b96b9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01daf2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01daf2" officeooo:paragraph-rsid="0001daf2" style:font-weight-asian="bold" style:font-weight-complex="bold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01daf2" officeooo:paragraph-rsid="000b96b9" style:font-weight-asian="bold" style:font-weight-complex="bold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01daf2" officeooo:paragraph-rsid="000fa2e2" style:font-weight-asian="bold" style:font-weight-complex="bold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paragraph-rsid="0001daf2" style:font-weight-asian="bold" style:font-weight-complex="bold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0dace0" officeooo:paragraph-rsid="000dace0" fo:background-color="#fff200" style:font-weight-asian="bold" style:font-weight-complex="bold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0b96b9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dace0" officeooo:paragraph-rsid="000dace0" fo:background-color="#fff200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normal" officeooo:rsid="0001daf2" officeooo:paragraph-rsid="000fa2e2" style:font-weight-asian="normal" style:font-weight-complex="normal"/>
    </style:style>
    <style:style style:name="P12" style:family="paragraph" style:parent-style-name="Text_20_body">
      <style:text-properties officeooo:rsid="0003984c" officeooo:paragraph-rsid="0003984c"/>
    </style:style>
    <style:style style:name="P13" style:family="paragraph" style:parent-style-name="Text_20_body">
      <style:text-properties officeooo:rsid="0003984c" officeooo:paragraph-rsid="0004245b"/>
    </style:style>
    <style:style style:name="P14" style:family="paragraph" style:parent-style-name="Text_20_body">
      <style:text-properties officeooo:rsid="0003984c" officeooo:paragraph-rsid="0005eab4"/>
    </style:style>
    <style:style style:name="P15" style:family="paragraph" style:parent-style-name="Text_20_body">
      <style:text-properties officeooo:rsid="0004245b" officeooo:paragraph-rsid="0004245b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Text_20_body">
      <style:text-properties fo:font-weight="bold" officeooo:rsid="0003984c" officeooo:paragraph-rsid="0003984c" style:font-weight-asian="bold" style:font-weight-complex="bold"/>
    </style:style>
    <style:style style:name="P18" style:family="paragraph" style:parent-style-name="Text_20_body">
      <style:text-properties fo:font-weight="bold" officeooo:rsid="0004245b" officeooo:paragraph-rsid="0004245b" style:font-weight-asian="bold" style:font-weight-complex="bold"/>
    </style:style>
    <style:style style:name="P19" style:family="paragraph" style:parent-style-name="Text_20_body">
      <style:text-properties fo:font-weight="bold" officeooo:rsid="0004245b" officeooo:paragraph-rsid="0007875a" style:font-weight-asian="bold" style:font-weight-complex="bold"/>
    </style:style>
    <style:style style:name="P20" style:family="paragraph" style:parent-style-name="Text_20_body">
      <style:text-properties fo:font-weight="bold" officeooo:rsid="0005eab4" officeooo:paragraph-rsid="0005eab4" style:font-weight-asian="bold" style:font-weight-complex="bold"/>
    </style:style>
    <style:style style:name="P21" style:family="paragraph" style:parent-style-name="Text_20_body">
      <style:text-properties officeooo:rsid="0005eab4" officeooo:paragraph-rsid="0005eab4"/>
    </style:style>
    <style:style style:name="P22" style:family="paragraph" style:parent-style-name="Text_20_body">
      <style:text-properties fo:font-style="normal" fo:font-weight="bold" officeooo:rsid="0003984c" officeooo:paragraph-rsid="0003984c" style:font-style-asian="normal" style:font-weight-asian="bold" style:font-style-complex="normal" style:font-weight-complex="bold"/>
    </style:style>
    <style:style style:name="P23" style:family="paragraph" style:parent-style-name="Text_20_body">
      <style:text-properties fo:font-weight="normal" style:font-weight-asian="normal" style:font-weight-complex="normal"/>
    </style:style>
    <style:style style:name="P24" style:family="paragraph" style:parent-style-name="Text_20_body">
      <style:text-properties fo:color="#000000" fo:font-weight="bold" officeooo:rsid="0005eab4" officeooo:paragraph-rsid="0005eab4" style:font-weight-asian="bold" style:font-weight-complex="bold"/>
    </style:style>
    <style:style style:name="P25" style:family="paragraph" style:parent-style-name="Text_20_body">
      <style:text-properties fo:color="#000000" fo:font-weight="normal" style:font-weight-asian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weight="bold" officeooo:rsid="0001daf2" officeooo:paragraph-rsid="000fa2e2" style:font-weight-asian="bold" style:font-weight-complex="bold"/>
    </style:style>
    <style:style style:name="P27" style:family="paragraph" style:parent-style-name="Standard">
      <style:text-properties fo:font-weight="bold" officeooo:rsid="0001daf2" style:font-weight-asian="bold" style:font-weight-complex="bold"/>
    </style:style>
    <style:style style:name="T1" style:family="text">
      <style:text-properties officeooo:rsid="0001daf2"/>
    </style:style>
    <style:style style:name="T2" style:family="text">
      <style:text-properties fo:font-variant="normal" fo:text-transform="none" fo:color="#222222" style:font-name="Roboto Mono" fo:font-size="9pt" fo:letter-spacing="normal" fo:font-style="normal" officeooo:rsid="0001daf2"/>
    </style:style>
    <style:style style:name="T3" style:family="text">
      <style:text-properties fo:font-variant="normal" fo:text-transform="none" fo:color="#222222" style:font-name="Roboto Mono" fo:font-size="9pt" fo:letter-spacing="normal" fo:font-style="normal" fo:font-weight="bold" officeooo:rsid="0001daf2" style:font-weight-asian="bold" style:font-weight-complex="bold"/>
    </style:style>
    <style:style style:name="T4" style:family="text">
      <style:text-properties fo:font-variant="normal" fo:text-transform="none" fo:color="#000000" style:font-name="Roboto" fo:font-size="9.60000038146973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333333" style:font-name="Roboto Mono" fo:font-size="9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style:font-name="Roboto Mono" fo:font-size="9pt" fo:letter-spacing="normal" fo:font-style="normal"/>
    </style:style>
    <style:style style:name="T7" style:family="text">
      <style:text-properties fo:font-variant="normal" fo:text-transform="none" style:font-name="Roboto" fo:font-size="9.60000038146973pt" fo:letter-spacing="normal" fo:font-style="normal"/>
    </style:style>
    <style:style style:name="T8" style:family="text">
      <style:text-properties officeooo:rsid="0003984c"/>
    </style:style>
    <style:style style:name="T9" style:family="text">
      <style:text-properties officeooo:rsid="0004245b"/>
    </style:style>
    <style:style style:name="T10" style:family="text">
      <style:text-properties officeooo:rsid="0005eab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1daf2" style:font-weight-asian="bold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4245b" style:font-style-asian="normal" style:font-weight-asian="normal" style:font-style-complex="normal" style:font-weight-complex="normal"/>
    </style:style>
    <style:style style:name="T15" style:family="text">
      <style:text-properties fo:color="#228b22" style:font-name="lucidatypewriter" fo:font-size="10pt" style:font-size-asian="10pt"/>
    </style:style>
    <style:style style:name="T16" style:family="text">
      <style:text-properties fo:color="#228b22" style:font-name="lucidatypewriter" fo:font-size="10pt" officeooo:rsid="000fa2e2" style:font-size-asian="10pt"/>
    </style:style>
    <style:style style:name="T17" style:family="text">
      <style:text-properties style:font-name="lucidatypewriter" fo:font-size="10pt" style:font-size-asian="10pt"/>
    </style:style>
    <style:style style:name="T18" style:family="text">
      <style:text-properties officeooo:rsid="0007875a"/>
    </style:style>
    <style:style style:name="T19" style:family="text">
      <style:text-properties officeooo:rsid="000b96b9"/>
    </style:style>
    <style:style style:name="T20" style:family="text">
      <style:text-properties officeooo:rsid="000c7098"/>
    </style:style>
    <style:style style:name="T21" style:family="text">
      <style:text-properties officeooo:rsid="000dace0"/>
    </style:style>
    <style:style style:name="T22" style:family="text">
      <style:text-properties officeooo:rsid="000fa2e2"/>
    </style:style>
    <style:style style:name="T23" style:family="text">
      <style:text-properties fo:color="#000000" style:font-name="lucidatypewriter" fo:font-size="10pt" style:font-size-asian="10pt"/>
    </style:style>
    <style:style style:name="T24" style:family="text">
      <style:text-properties fo:color="#a020f0" style:font-name="lucidatypewriter" fo:font-size="10pt" style:font-size-asian="10pt"/>
    </style:style>
    <style:style style:name="T25" style:family="text">
      <style:text-properties officeooo:rsid="001173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1">Preparation Work</text:span></text:p>
      <text:p text:style-name="P1"><text:span text:style-name="T11">1)Install Webots</text:span></text:p>
      <text:p text:style-name="P1"><text:span text:style-name="T11"/></text:p>
      <text:p text:style-name="P3"><text:span text:style-name="T12">2)Install ROS(</text:span><text:span text:style-name="T3">Melodic</text:span><text:span text:style-name="T12">)</text:span></text:p>
      <text:p text:style-name="P3"><text:span text:style-name="T12"/></text:p>
      <text:p text:style-name="P5">3)Clone the code from Github</text:p>
      <text:p text:style-name="P2"><text:a xlink:type="simple" xlink:href="https://github.com/hughhhhhhhh/webots_slam.git" text:style-name="Internet_20_link" text:visited-style-name="Visited_20_Internet_20_Link">https://github.com/hughhhhhhhh/webots_slam.git</text:a></text:p>
      <text:p text:style-name="P2"/>
      <text:p text:style-name="P9"><text:span text:style-name="T4">If you haven't created any catkin workspace yet, you can create one with the following commands:</text:span><text:span text:style-name="T5"> </text:span></text:p>
      <text:p text:style-name="P23">mkdir -p catkin_ws/src </text:p>
      <text:p text:style-name="P25"><text:span text:style-name="T6">cd</text:span><text:span text:style-name="T7"> </text:span><text:span text:style-name="T6">catkin_ws/src </text:span></text:p>
      <text:p text:style-name="P23">catkin_init_workspace</text:p>
      <text:p text:style-name="P16"><text:span text:style-name="T20">Extract and </text:span>copy ‘webots_ros’ <text:span text:style-name="T19">document </text:span>in catkin_ws</text:p>
      <text:p text:style-name="P23">catkin_make</text:p>
      <text:p text:style-name="P8">Running the webots</text:p>
      <text:p text:style-name="P6"><text:span text:style-name="T22">1</text:span>)Open Matlab and <text:span text:style-name="T8">load</text:span> the script</text:p>
      <text:p text:style-name="P6"><text:span text:style-name="T21">Run the first section of webotsscript</text:span></text:p>
      <text:p text:style-name="P11">webotsslam_github/controllers/matlab_supervisor/webotsscript.m</text:p>
      <text:p text:style-name="P26"><text:span text:style-name="T15"/></text:p>
      <text:p text:style-name="P26"><text:span text:style-name="T16">line 44: </text:span><text:span text:style-name="T15">change your own location </text:span><text:span text:style-name="T16">to</text:span><text:span text:style-name="T15"> save "my_map.pgm"</text:span></text:p>
      <text:p text:style-name="P26"><text:span text:style-name="T23">imag_SLAM = </text:span><text:span text:style-name="T24">'/home/huanghe/catkin_ws/my_map.pgm'</text:span><text:span text:style-name="T23">;</text:span></text:p>
      <text:p text:style-name="P27"/>
      <text:p text:style-name="P4"><text:span text:style-name="T22">2</text:span>)Open the webots and load the world</text:p>
      <text:p text:style-name="P1">File - Open world – webotsslam_github/worlds/SLAM.wbt</text:p>
      <text:p text:style-name="P7"/>
      <text:p text:style-name="P17"><text:span text:style-name="T22">3</text:span>)Open terminal and run ROS</text:p>
      <text:p text:style-name="P17">write down the following commands</text:p>
      <text:p text:style-name="P12">roscore</text:p>
      <text:p text:style-name="P22">open a new tab</text:p>
      <text:p text:style-name="P12">cd catkin_ws/</text:p>
      <text:p text:style-name="P12">source devel/setup.bash</text:p>
      <text:p text:style-name="P12">cd src</text:p>
      <text:p text:style-name="P12">rosrun webots_ros pioneer3at</text:p>
      <text:p text:style-name="P17"><text:span text:style-name="T25">4</text:span>)<text:span text:style-name="T9">Run gmapping</text:span></text:p>
      <text:p text:style-name="P18">open a new tab and go to the locatin <text:span text:style-name="T8">catkin_ws/</text:span></text:p>
      <text:p text:style-name="P13">source devel/setup.bash</text:p>
      <text:p text:style-name="P13">cd src</text:p>
      <text:p text:style-name="P15">rosrun gmapping slam_gmapping scan:=/pioneer3at/Sick_LMS_291/laser_scan/layer0 _xmax:=30 _xmin:=-30 _ymax:=30 _ymin:=-30 _delta:=0.2</text:p>
      <text:p text:style-name="P19"><text:soft-page-break/><text:span text:style-name="T25">5</text:span>) <text:span text:style-name="T18">V</text:span>isualize the sensors output in rqt</text:p>
      <text:p text:style-name="P18">open new tab <text:span text:style-name="T10">and write down the following command</text:span></text:p>
      <text:p text:style-name="P15">rqt</text:p>
      <text:p text:style-name="P15"/>
      <text:p text:style-name="P20"><text:span text:style-name="T25">6</text:span>)Show<text:span text:style-name="T9"> the SLAM resluts</text:span></text:p>
      <text:p text:style-name="P21"><text:span text:style-name="T14">A</text:span><text:span text:style-name="T13">dd-By topic – Map</text:span></text:p>
      <text:p text:style-name="P21"><text:span text:style-name="T13"/></text:p>
      <text:p text:style-name="P20"><text:span text:style-name="T25">7</text:span>)Save the result of the SLAM</text:p>
      <text:p text:style-name="P20">open terminal and <text:span text:style-name="T9"><text:s/>go to the locatin of catkin_ws/</text:span></text:p>
      <text:p text:style-name="P14">source devel/setup.bash</text:p>
      <text:p text:style-name="P14">cd src</text:p>
      <text:p text:style-name="P21">rosrun map_server map_saver -f my_map</text:p>
      <text:p text:style-name="P21"/>
      <text:p text:style-name="P24"><text:span text:style-name="T25">8</text:span>) <text:span text:style-name="T17">Calculation the exploration</text:span></text:p>
      <text:p text:style-name="P21">run the corresponding section in matlab script</text:p>
      <text:p text:style-name="P2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"/>
    <style:font-face style:name="Roboto Mono" svg:font-family="'Roboto Mono', monospac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1:25:19.157744529</meta:creation-date>
    <dc:date>2019-05-06T16:25:03.651570265</dc:date>
    <meta:editing-duration>PT1H2M53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45" meta:word-count="190" meta:character-count="1416" meta:non-whitespace-character-count="1263"/>
  </office:meta>
</office:document-meta>
</file>